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HttpMessageReader.ResourceHttpMessage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Reader.ResourceHttpMessageReader( ResourceDecoder resource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Reader.getReadHints( ResolvableType actualType , ResolvableType elementType , ServerHttpRequest request , Server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HttpMessageReader.getReadHints( ResolvableType elementType , ReactiveHttpInput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